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octet-stream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MPF0">
      <style:table-properties style:width="19.002cm" style:page-number="auto" table:align="center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282cm"/>
    </style:style>
    <style:style style:name="Tabla1.C" style:family="table-column">
      <style:table-column-properties style:column-width="15.251cm"/>
    </style:style>
    <style:style style:name="Tabla1.1" style:family="table-row">
      <style:table-row-properties style:min-row-height="2.3cm"/>
    </style:style>
    <style:style style:name="Tabla1.A1" style:family="table-cell">
      <style:table-cell-properties style:vertical-align="middle" fo:padding-left="0.049cm" fo:padding-right="0.049cm" fo:padding-top="0cm" fo:padding-bottom="0cm" fo:border="0.018cm solid #d67028"/>
    </style:style>
    <style:style style:name="Tabla1.B1" style:family="table-cell">
      <style:table-cell-properties style:vertical-align="middle" fo:padding-left="0.049cm" fo:padding-right="0.049cm" fo:padding-top="0cm" fo:padding-bottom="0cm" fo:border-left="0.018cm solid #d67028" fo:border-right="0.018cm solid #337275" fo:border-top="none" fo:border-bottom="none"/>
    </style:style>
    <style:style style:name="Tabla1.C1" style:family="table-cell">
      <style:table-cell-properties style:vertical-align="middle" fo:padding-left="0.15cm" fo:padding-right="0.049cm" fo:padding-top="0cm" fo:padding-bottom="0cm" fo:border="0.018cm solid #337275"/>
    </style:style>
    <style:style style:name="Tabla2" style:family="table">
      <style:table-properties style:width="15.254cm" fo:margin-left="-0.009cm" table:align="left"/>
    </style:style>
    <style:style style:name="Tabla2.A" style:family="table-column">
      <style:table-column-properties style:column-width="15.254cm"/>
    </style:style>
    <style:style style:name="Tabla2.A1" style:family="table-cell">
      <style:table-cell-properties fo:padding-left="0.191cm" fo:padding-right="0.191cm" fo:padding-top="0cm" fo:padding-bottom="0cm" fo:border="0.018cm solid #000000"/>
    </style:style>
    <style:style style:name="Tabla3" style:family="table">
      <style:table-properties style:width="15.254cm" fo:margin-left="-0.009cm" table:align="left"/>
    </style:style>
    <style:style style:name="Tabla3.A" style:family="table-column">
      <style:table-column-properties style:column-width="15.254cm"/>
    </style:style>
    <style:style style:name="Tabla3.A1" style:family="table-cell">
      <style:table-cell-properties fo:padding-left="0.191cm" fo:padding-right="0.191cm" fo:padding-top="0cm" fo:padding-bottom="0cm" fo:border="0.018cm solid #000000"/>
    </style:style>
    <style:style style:name="Tabla4" style:family="table">
      <style:table-properties style:width="15.254cm" fo:margin-left="-0.009cm" table:align="left"/>
    </style:style>
    <style:style style:name="Tabla4.A" style:family="table-column">
      <style:table-column-properties style:column-width="15.254cm"/>
    </style:style>
    <style:style style:name="Tabla4.A1" style:family="table-cell">
      <style:table-cell-properties fo:padding-left="0.191cm" fo:padding-right="0.191cm" fo:padding-top="0cm" fo:padding-bottom="0cm" fo:border="0.018cm solid #000000"/>
    </style:style>
    <style:style style:name="Tabla5" style:family="table">
      <style:table-properties style:width="15.254cm" fo:margin-left="-0.009cm" table:align="left"/>
    </style:style>
    <style:style style:name="Tabla5.A" style:family="table-column">
      <style:table-column-properties style:column-width="15.254cm"/>
    </style:style>
    <style:style style:name="Tabla5.1" style:family="table-row">
      <style:table-row-properties style:min-row-height="0.871cm" style:use-optimal-row-height="false"/>
    </style:style>
    <style:style style:name="Tabla5.A1" style:family="table-cell">
      <style:table-cell-properties fo:padding-left="0.191cm" fo:padding-right="0.191cm" fo:padding-top="0cm" fo:padding-bottom="0cm" fo:border="0.018cm solid #000000"/>
    </style:style>
    <style:style style:name="Tabla6" style:family="table">
      <style:table-properties style:width="15.254cm" fo:margin-left="-0.009cm" table:align="left"/>
    </style:style>
    <style:style style:name="Tabla6.A" style:family="table-column">
      <style:table-column-properties style:column-width="15.254cm"/>
    </style:style>
    <style:style style:name="Tabla6.A1" style:family="table-cell">
      <style:table-cell-properties fo:padding-left="0.191cm" fo:padding-right="0.191cm" fo:padding-top="0cm" fo:padding-bottom="0cm" fo:border="0.018cm solid #000000"/>
    </style:style>
    <style:style style:name="Tabla7" style:family="table">
      <style:table-properties style:width="15.254cm" fo:margin-left="-0.009cm" table:align="left"/>
    </style:style>
    <style:style style:name="Tabla7.A" style:family="table-column">
      <style:table-column-properties style:column-width="15.254cm"/>
    </style:style>
    <style:style style:name="Tabla7.A1" style:family="table-cell">
      <style:table-cell-properties fo:padding-left="0.191cm" fo:padding-right="0.191cm" fo:padding-top="0cm" fo:padding-bottom="0cm" fo:border="0.018cm solid #000000"/>
    </style:style>
    <style:style style:name="Tabla8" style:family="table">
      <style:table-properties style:width="15.254cm" fo:margin-left="-0.009cm" table:align="left"/>
    </style:style>
    <style:style style:name="Tabla8.A" style:family="table-column">
      <style:table-column-properties style:column-width="15.254cm"/>
    </style:style>
    <style:style style:name="Tabla8.A1" style:family="table-cell">
      <style:table-cell-properties fo:padding-left="0.191cm" fo:padding-right="0.191cm" fo:padding-top="0cm" fo:padding-bottom="0cm" fo:border="0.018cm solid #000000"/>
    </style:style>
    <style:style style:name="Tabla9" style:family="table">
      <style:table-properties style:width="15.254cm" fo:margin-left="-0.009cm" table:align="left"/>
    </style:style>
    <style:style style:name="Tabla9.A" style:family="table-column">
      <style:table-column-properties style:column-width="15.254cm"/>
    </style:style>
    <style:style style:name="Tabla9.A1" style:family="table-cell">
      <style:table-cell-properties fo:padding-left="0.191cm" fo:padding-right="0.191cm" fo:padding-top="0cm" fo:padding-bottom="0cm" fo:border="0.018cm solid #000000"/>
    </style:style>
    <style:style style:name="Tabla10" style:family="table">
      <style:table-properties style:width="15.254cm" fo:margin-left="-0.009cm" table:align="left"/>
    </style:style>
    <style:style style:name="Tabla10.A" style:family="table-column">
      <style:table-column-properties style:column-width="15.254cm"/>
    </style:style>
    <style:style style:name="Tabla10.A1" style:family="table-cell">
      <style:table-cell-properties fo:padding-left="0.191cm" fo:padding-right="0.191cm" fo:padding-top="0cm" fo:padding-bottom="0cm" fo:border="0.018cm solid #000000"/>
    </style:style>
    <style:style style:name="Tabla11" style:family="table">
      <style:table-properties style:width="15.254cm" fo:margin-left="-0.009cm" table:align="left"/>
    </style:style>
    <style:style style:name="Tabla11.A" style:family="table-column">
      <style:table-column-properties style:column-width="15.254cm"/>
    </style:style>
    <style:style style:name="Tabla11.A1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paragraph-properties fo:orphans="2" fo:widows="2" fo:hyphenation-ladder-count="no-limit"/>
      <style:text-properties fo:hyphenate="false" fo:hyphenation-remain-char-count="0" fo:hyphenation-push-char-count="0"/>
    </style:style>
    <style:style style:name="P4" style:family="paragraph" style:parent-style-name="Normal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 fo:hyphenation-remain-char-count="0" fo:hyphenation-push-char-count="0"/>
    </style:style>
    <style:style style:name="P5" style:family="paragraph" style:parent-style-name="Normal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false" fo:hyphenation-remain-char-count="0" fo:hyphenation-push-char-count="0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8" style:family="paragraph" style:parent-style-name="Normal">
      <style:paragraph-properties fo:margin-top="0.212cm" fo:margin-bottom="0cm" fo:text-align="center" style:justify-single-word="false" fo:orphans="2" fo:widows="2" fo:hyphenation-ladder-count="no-limit" fo:break-before="page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false" fo:hyphenation-remain-char-count="0" fo:hyphenation-push-char-count="0"/>
    </style:style>
    <style:style style:name="P9" style:family="paragraph" style:parent-style-name="Normal">
      <style:paragraph-properties fo:margin-top="0.212cm" fo:margin-bottom="0cm" fo:text-align="center" style:justify-single-word="false" fo:orphans="2" fo:widows="2" fo:hyphenation-ladder-count="no-limit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false" fo:hyphenation-remain-char-count="0" fo:hyphenation-push-char-count="0"/>
    </style:style>
    <style:style style:name="P10" style:family="paragraph" style:parent-style-name="Normal">
      <style:paragraph-properties fo:margin-top="0.212cm" fo:margin-bottom="0cm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false" fo:hyphenation-remain-char-count="0" fo:hyphenation-push-char-count="0"/>
    </style:style>
    <style:style style:name="P11" style:family="paragraph" style:parent-style-name="Normal">
      <style:paragraph-properties fo:margin-top="0.212cm" fo:margin-bottom="0cm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false" fo:hyphenation-remain-char-count="0" fo:hyphenation-push-char-count="0"/>
    </style:style>
    <style:style style:name="P12" style:family="paragraph" style:parent-style-name="Normal">
      <style:paragraph-properties fo:margin-top="0.212cm" fo:margin-bottom="0.212cm" fo:text-align="center" style:justify-single-word="false" fo:orphans="2" fo:widows="2" fo:hyphenation-ladder-count="no-limit"/>
      <style:text-properties fo:hyphenate="false" fo:hyphenation-remain-char-count="0" fo:hyphenation-push-char-count="0"/>
    </style:style>
    <style:style style:name="P13" style:family="paragraph" style:parent-style-name="Normal">
      <style:paragraph-properties fo:margin-top="0.423cm" fo:margin-bottom="0cm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 fo:hyphenation-remain-char-count="0" fo:hyphenation-push-char-count="0"/>
    </style:style>
    <style:style style:name="P14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</style:style>
    <style:style style:name="P15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 fo:font-weight="bold" style:font-weight-asian="bold"/>
    </style:style>
    <style:style style:name="P16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7" style:family="paragraph" style:parent-style-name="Lista_20_vistosa_20_-_20_Énfasis_20_1">
      <style:paragraph-properties fo:margin-left="0.635cm" fo:margin-right="0cm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3.81cm" fo:margin-right="0cm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0cm" fo:margin-right="0cm" fo:margin-top="0.212cm" fo:margin-bottom="0cm" fo:orphans="2" fo:widows="2" fo:hyphenation-ladder-count="no-limit" fo:text-indent="0.635cm" style:auto-text-indent="false"/>
      <style:text-properties fo:hyphenate="false" fo:hyphenation-remain-char-count="0" fo:hyphenation-push-char-count="0"/>
    </style:style>
    <style:style style:name="P20" style:family="paragraph" style:parent-style-name="Standard">
      <style:text-properties style:font-name="Liberation Mono" fo:font-size="9pt" fo:background-color="transparent" style:font-size-asian="9pt" style:font-size-complex="9pt"/>
    </style:style>
    <style:style style:name="P21" style:family="paragraph" style:parent-style-name="Normal">
      <style:text-properties fo:language="es" fo:country="ES" fo:font-weight="bold" fo:background-color="transparent" style:font-weight-asian="bold"/>
    </style:style>
    <style:style style:name="P22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weight-asian="bold"/>
    </style:style>
    <style:style style:name="P23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 style:text-underline-style="solid" style:text-underline-width="auto" style:text-underline-color="font-color" fo:background-color="transparent"/>
    </style:style>
    <style:style style:name="P24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 fo:background-color="transparent"/>
    </style:style>
    <style:style style:name="P25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 style:text-underline-style="none" fo:background-color="transparent"/>
    </style:style>
    <style:style style:name="P26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font-size="10pt" fo:language="es" fo:country="ES" fo:background-color="transparent" style:font-size-asian="10pt" style:font-size-complex="10pt"/>
    </style:style>
    <style:style style:name="P27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background-color="transparent"/>
    </style:style>
    <style:style style:name="P28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style:font-name="Arial" fo:font-weight="bold" fo:background-color="transparent" style:font-weight-asian="bold" style:font-name-complex="Arial"/>
    </style:style>
    <style:style style:name="P29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0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fo:background-color="transparent" style:font-weight-asian="bold"/>
    </style:style>
    <style:style style:name="P31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font-weight="bold" fo:background-color="transparent" style:font-weight-asian="bold"/>
    </style:style>
    <style:style style:name="P32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background-color="transparent"/>
    </style:style>
    <style:style style:name="P33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fo:font-size="10pt" fo:language="es" fo:country="ES" fo:background-color="transparent" style:font-size-asian="10pt" style:font-size-complex="10pt"/>
    </style:style>
    <style:style style:name="P34" style:family="paragraph" style:parent-style-name="Párrafo_20_de_20_lista" style:list-style-name="L4">
      <style:paragraph-properties fo:margin-left="0cm" fo:margin-right="0cm" fo:text-indent="0cm" style:auto-text-indent="false"/>
      <style:text-properties style:font-name="Liberation Serif" fo:language="es" fo:country="ES" fo:background-color="transparent"/>
    </style:style>
    <style:style style:name="P35" style:family="paragraph" style:parent-style-name="Párrafo_20_de_20_lista">
      <style:paragraph-properties fo:margin-left="0.635cm" fo:margin-right="0cm" fo:margin-top="0.423cm" fo:margin-bottom="0cm" fo:text-indent="0cm" style:auto-text-indent="false">
        <style:tab-stops/>
      </style:paragraph-properties>
      <style:text-properties style:font-name="Liberation Serif" fo:font-size="10pt" fo:language="es" fo:country="ES" fo:background-color="transparent" style:font-size-asian="10pt" style:font-size-complex="10pt"/>
    </style:style>
    <style:style style:name="P36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</style:style>
    <style:style style:name="P37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8" style:family="paragraph" style:parent-style-name="Lista_20_vistosa_20_-_20_Énfasis_20_1" style:list-style-name="L1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39" style:family="paragraph" style:parent-style-name="Lista_20_vistosa_20_-_20_Énfasis_20_1" style:list-style-name="L2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40" style:family="paragraph" style:parent-style-name="Lista_20_vistosa_20_-_20_Énfasis_20_1" style:list-style-name="L1">
      <style:paragraph-properties fo:margin-left="0cm" fo:margin-right="0cm" fo:text-indent="0cm" style:auto-text-indent="false"/>
    </style:style>
    <style:style style:name="P41" style:family="paragraph" style:parent-style-name="Lista_20_vistosa_20_-_20_Énfasis_20_1" style:list-style-name="L3">
      <style:paragraph-properties fo:margin-left="0cm" fo:margin-right="0cm" fo:margin-top="0.106cm" fo:margin-bottom="0cm" fo:text-indent="0cm" style:auto-text-indent="false"/>
    </style:style>
    <style:style style:name="P42" style:family="paragraph" style:parent-style-name="Lista_20_vistosa_20_-_20_Énfasis_20_1">
      <style:paragraph-properties fo:margin-left="0cm" fo:margin-right="0cm" fo:margin-top="0.106cm" fo:margin-bottom="0cm" fo:text-indent="0cm" style:auto-text-indent="false">
        <style:tab-stops/>
      </style:paragraph-properties>
      <style:text-properties fo:language="es" fo:country="ES" fo:background-color="transparent"/>
    </style:style>
    <style:style style:name="P43" style:family="paragraph" style:parent-style-name="Lista_20_vistosa_20_-_20_Énfasis_20_1" style:list-style-name="L4">
      <style:paragraph-properties fo:margin-left="0cm" fo:margin-right="0cm" fo:margin-top="0.106cm" fo:margin-bottom="0cm" fo:text-indent="0cm" style:auto-text-indent="false"/>
      <style:text-properties fo:language="es" fo:country="ES" fo:background-color="transparent"/>
    </style:style>
    <style:style style:name="P44" style:family="paragraph" style:parent-style-name="Lista_20_vistosa_20_-_20_Énfasis_20_1">
      <style:paragraph-properties fo:margin-left="0cm" fo:margin-right="0cm" fo:margin-top="0.106cm" fo:margin-bottom="0cm" fo:text-indent="0cm" style:auto-text-indent="false">
        <style:tab-stops/>
      </style:paragraph-properties>
      <style:text-properties style:font-name="Liberation Serif" fo:language="es" fo:country="ES" fo:background-color="transparent"/>
    </style:style>
    <style:style style:name="P45" style:family="paragraph" style:parent-style-name="Lista_20_vistosa_20_-_20_Énfasis_20_1" style:list-style-name="L3">
      <style:paragraph-properties fo:margin-left="1.249cm" fo:margin-right="0cm" fo:margin-top="0.106cm" fo:margin-bottom="0cm" fo:text-indent="0cm" style:auto-text-indent="false"/>
      <style:text-properties fo:language="es" fo:country="ES" fo:background-color="transparent"/>
    </style:style>
    <style:style style:name="P46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47" style:family="paragraph" style:parent-style-name="Heading" style:list-style-name="L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48" style:family="paragraph" style:parent-style-name="Heading">
      <style:paragraph-properties fo:margin-left="0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language="es" fo:country="ES"/>
    </style:style>
    <style:style style:name="T4" style:family="text">
      <style:text-properties style:font-name="Liberation Serif" fo:language="es" fo:country="ES" fo:font-weight="bold" style:font-weight-asian="bold"/>
    </style:style>
    <style:style style:name="T5" style:family="text">
      <style:text-properties style:font-name="Liberation Serif" fo:language="es" fo:country="ES" fo:font-weight="bold" fo:background-color="transparent" style:font-weight-asian="bold"/>
    </style:style>
    <style:style style:name="T6" style:family="text">
      <style:text-properties style:font-name="Liberation Serif" fo:language="es" fo:country="ES" fo:font-style="italic" fo:font-weight="bold" style:font-style-asian="italic" style:font-weight-asian="bold"/>
    </style:style>
    <style:style style:name="T7" style:family="text">
      <style:text-properties style:font-name="Liberation Serif" fo:language="es" fo:country="ES" fo:font-style="italic" fo:font-weight="bold" fo:background-color="transparent" style:font-style-asian="italic" style:font-weight-asian="bold"/>
    </style:style>
    <style:style style:name="T8" style:family="text">
      <style:text-properties style:font-name="Liberation Serif" fo:language="es" fo:country="ES" fo:background-color="transparent"/>
    </style:style>
    <style:style style:name="T9" style:family="text">
      <style:text-properties style:font-name="Liberation Serif" fo:font-size="11pt" fo:language="es" fo:country="ES"/>
    </style:style>
    <style:style style:name="T10" style:family="text">
      <style:text-properties style:font-name="Liberation Serif" fo:font-size="11pt" fo:language="es" fo:country="ES" fo:background-color="transparent"/>
    </style:style>
    <style:style style:name="T11" style:family="text">
      <style:text-properties style:font-name="Arial" fo:font-size="8pt" style:font-size-asian="8pt" style:font-name-complex="Arial"/>
    </style:style>
    <style:style style:name="T12" style:family="text"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13" style:family="text"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14" style:family="text"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/>
    </style:style>
    <style:style style:name="T15" style:family="text">
      <style:text-properties fo:color="#ff0000" fo:language="es" fo:country="ES"/>
    </style:style>
    <style:style style:name="T16" style:family="text">
      <style:text-properties fo:color="#ff0000" fo:language="es" fo:country="ES" fo:font-weight="bold" style:font-weight-asian="bold"/>
    </style:style>
    <style:style style:name="T17" style:family="text">
      <style:text-properties fo:color="#ff0000" fo:language="es" fo:country="ES" fo:font-weight="bold" fo:background-color="transparent" style:font-weight-asian="bold"/>
    </style:style>
    <style:style style:name="T18" style:family="text"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9" style:family="text"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weight-asian="bold"/>
    </style:style>
    <style:style style:name="T20" style:family="text">
      <style:text-properties fo:color="#ff0000" fo:language="es" fo:country="ES" fo:background-color="transparent"/>
    </style:style>
    <style:style style:name="T21" style:family="text">
      <style:text-properties fo:color="#ff0000" style:font-name="Courier New" fo:font-size="9pt" fo:font-weight="bold" style:font-size-asian="9pt" style:font-weight-asian="bold" style:font-name-complex="Courier New" style:font-size-complex="9pt" style:font-style-complex="italic"/>
    </style:style>
    <style:style style:name="T22" style:family="text">
      <style:text-properties fo:color="#ff0000" style:font-name="Courier New" fo:font-size="9pt" fo:font-weight="bold" fo:background-color="transparent" style:font-size-asian="9pt" style:font-weight-asian="bold" style:font-name-complex="Courier New" style:font-size-complex="9pt" style:font-style-complex="italic"/>
    </style:style>
    <style:style style:name="T23" style:family="text">
      <style:text-properties fo:color="#ff0000" style:font-name="Liberation Mono" fo:font-size="10pt" fo:font-weight="bold" style:font-size-asian="10pt" style:font-weight-asian="bold" style:font-name-complex="Liberation Mono" style:font-size-complex="10pt" style:font-style-complex="italic"/>
    </style:style>
    <style:style style:name="T24" style:family="text">
      <style:text-properties fo:color="#ff0000" style:font-name="Liberation Mono" fo:font-size="10pt" fo:font-weight="bold" fo:background-color="transparent" style:font-size-asian="10pt" style:font-weight-asian="bold" style:font-name-complex="Liberation Mono" style:font-size-complex="10pt" style:font-style-complex="italic"/>
    </style:style>
    <style:style style:name="T25" style:family="text"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T26" style:family="text">
      <style:text-properties fo:color="#ff0000" style:font-name="Liberation Mono" fo:font-size="9pt" fo:font-weight="bold" fo:background-color="transparent" style:font-size-asian="9pt" style:font-weight-asian="bold" style:font-name-complex="Liberation Mono" style:font-size-complex="9pt" style:font-style-complex="italic"/>
    </style:style>
    <style:style style:name="T27" style:family="text">
      <style:text-properties fo:language="es" fo:country="ES"/>
    </style:style>
    <style:style style:name="T28" style:family="text">
      <style:text-properties fo:language="es" fo:country="ES" fo:font-weight="bold" style:font-weight-asian="bold"/>
    </style:style>
    <style:style style:name="T29" style:family="text">
      <style:text-properties fo:language="es" fo:country="ES" fo:font-weight="bold" fo:background-color="transparent" style:font-weight-asian="bold"/>
    </style:style>
    <style:style style:name="T30" style:family="text">
      <style:text-properties fo:language="es" fo:country="ES" style:font-name-asian="MS Mincho"/>
    </style:style>
    <style:style style:name="T31" style:family="text">
      <style:text-properties fo:language="es" fo:country="ES" fo:background-color="transparent"/>
    </style:style>
    <style:style style:name="T32" style:family="text">
      <style:text-properties fo:language="es" fo:country="ES" fo:background-color="transparent" style:font-name-asian="MS Mincho"/>
    </style:style>
    <style:style style:name="T33" style:family="text">
      <style:text-properties fo:language="es" fo:country="ES" fo:background-color="#ffff00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fo:background-color="transparent" style:font-size-asian="10pt" style:font-size-complex="10pt"/>
    </style:style>
    <style:style style:name="T36" style:family="text">
      <style:text-properties style:font-name-asian="MS Mincho"/>
    </style:style>
    <style:style style:name="T37" style:family="text">
      <style:text-properties style:font-name="Courier New" fo:font-size="10pt" style:font-size-asian="10pt" style:font-name-complex="Courier New" style:font-size-complex="10pt"/>
    </style:style>
    <style:style style:name="T38" style:family="text">
      <style:text-properties style:font-name="Courier New" fo:font-size="10pt" fo:background-color="transparent" style:font-size-asian="10pt" style:font-name-complex="Courier New" style:font-size-complex="10pt"/>
    </style:style>
    <style:style style:name="T39" style:family="text">
      <style:text-properties style:text-position="0% 100%"/>
    </style:style>
    <style:style style:name="T40" style:family="text">
      <style:text-properties style:text-position="0% 100%" fo:background-color="transparent"/>
    </style:style>
    <style:style style:name="T41" style:family="text">
      <style:text-properties fo:font-weight="bold" style:font-weight-asian="bold"/>
    </style:style>
    <style:style style:name="T42" style:family="text">
      <style:text-properties fo:font-weight="bold" fo:background-color="transparent" style:font-weight-asian="bold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fo:background-color="#ffff00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fo:background-color="#ffff00"/>
    </style:style>
    <style:style style:name="T47" style:family="text">
      <style:text-properties style:font-name="Liberation Mono" fo:font-size="10pt" fo:language="es" fo:country="ES"/>
    </style:style>
    <style:style style:name="T48" style:family="text">
      <style:text-properties style:font-name="Liberation Mono" fo:font-size="10pt" fo:language="es" fo:country="ES" fo:background-color="transparent"/>
    </style:style>
    <style:style style:name="T49" style:family="text">
      <style:text-properties style:font-name="Calibri1" fo:font-size="11pt" fo:language="es" fo:country="ES"/>
    </style:style>
    <style:style style:name="T50" style:family="text">
      <style:text-properties style:font-name="Calibri1" fo:font-size="11pt" fo:language="es" fo:country="ES" fo:background-color="transparent"/>
    </style:style>
    <style:style style:name="T51" style:family="text">
      <style:text-properties fo:background-color="transparent"/>
    </style:style>
    <style:style style:name="T52" style:family="text">
      <style:text-properties fo:background-color="transparent" style:font-name-asian="MS Mincho"/>
    </style:style>
    <style:style style:name="T53" style:family="text">
      <style:text-properties style:font-name="Liberation serif1" fo:language="es" fo:country="ES"/>
    </style:style>
    <style:style style:name="T54" style:family="text">
      <style:text-properties style:font-name="Liberation serif1" fo:language="es" fo:country="ES" fo:background-color="transparent"/>
    </style:style>
    <style:style style:name="T55" style:family="text">
      <style:text-properties style:font-name="Liberation serif1" fo:language="es" fo:country="ES" fo:background-color="transparent" style:font-name-asian="MS Mincho"/>
    </style:style>
    <style:style style:name="T56" style:family="text">
      <style:text-properties style:font-name="Liberation serif1" fo:language="es" fo:country="ES" style:font-name-asian="MS Mincho"/>
    </style:style>
    <style:style style:name="T57" style:family="text">
      <style:text-properties style:font-name="Liberation serif1" fo:font-size="11pt" fo:language="es" fo:country="ES"/>
    </style:style>
    <style:style style:name="T58" style:family="text">
      <style:text-properties style:font-name="Liberation serif1" fo:font-size="11pt" fo:language="es" fo:country="ES" fo:background-color="transparent"/>
    </style:style>
    <style:style style:name="T59" style:family="text">
      <style:text-properties style:font-name="Liberation serif1" fo:font-size="11pt" fo:language="es" fo:country="ES" fo:background-color="transparent" style:font-name-asian="MS Mincho"/>
    </style:style>
    <style:style style:name="T60" style:family="text">
      <style:text-properties style:font-name="Liberation serif1" fo:font-size="11pt" fo:language="es" fo:country="ES" fo:font-weight="bold"/>
    </style:style>
    <style:style style:name="T61" style:family="text">
      <style:text-properties style:font-name="Liberation serif1" fo:font-size="11pt" fo:language="es" fo:country="ES" fo:font-weight="bold" fo:background-color="transparent"/>
    </style:style>
    <style:style style:name="T62" style:family="text">
      <style:text-properties style:font-name="Liberation serif1" fo:font-size="11pt" fo:language="es" fo:country="ES" style:font-name-asian="MS Mincho"/>
    </style:style>
    <style:style style:name="T63" style:family="text">
      <style:text-properties fo:color="#111111"/>
    </style:style>
    <style:style style:name="T64" style:family="text">
      <style:text-properties fo:color="#111111" style:font-name="Liberation serif1" fo:font-size="11pt" fo:language="es" fo:country="ES"/>
    </style:style>
    <style:style style:name="T65" style:family="text">
      <style:text-properties fo:color="#111111" style:font-name="Liberation serif1" fo:font-size="11pt" fo:language="es" fo:country="ES" fo:background-color="transparent"/>
    </style:style>
    <style:style style:name="T66" style:family="text">
      <style:text-properties fo:color="#111111" style:font-name="Calibri1" fo:font-size="11pt" fo:language="es" fo:country="ES"/>
    </style:style>
    <style:style style:name="T67" style:family="text">
      <style:text-properties fo:color="#111111" style:font-name="Calibri1" fo:font-size="11pt" fo:language="es" fo:country="ES" fo:background-color="transparent"/>
    </style:style>
    <style:style style:name="T68" style:family="text">
      <style:text-properties fo:color="#111111" style:font-name="Liberation mono" fo:font-size="10pt" fo:language="es" fo:country="ES"/>
    </style:style>
    <style:style style:name="T69" style:family="text">
      <style:text-properties fo:color="#111111" style:font-name="Liberation mono" fo:font-size="10pt" fo:language="es" fo:country="ES" fo:background-color="transparent"/>
    </style:style>
    <style:style style:name="T70" style:family="text">
      <style:text-properties fo:color="#111111" fo:background-color="transparent"/>
    </style:style>
    <style:style style:name="T71" style:family="text">
      <style:text-properties style:font-name="Liberation mono" fo:font-size="10pt" style:font-size-asian="10pt" style:font-size-complex="10pt"/>
    </style:style>
    <style:style style:name="T72" style:family="text">
      <style:text-properties style:font-name="Liberation mono" fo:font-size="10pt" style:text-underline-style="none" style:font-size-asian="10pt" style:font-size-complex="10pt"/>
    </style:style>
    <style:style style:name="T73" style:family="text">
      <style:text-properties style:font-name="Liberation Mono1" style:text-underline-style="none"/>
    </style:style>
    <style:style style:name="T74" style:family="text"/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22cm" draw:visible-area-height="5.022cm"/>
    </style:style>
    <text:list-style style:name="L1">
      <text:list-level-style-number text:level="1" text:style-name="WW_5f_CharLFO13LVL1" style:num-suffix="." style:num-format="1">
        <style:list-level-properties text:min-label-width="0.635cm"/>
      </text:list-level-style-number>
      <text:list-level-style-number text:level="2" text:style-name="WW_5f_CharLFO13LVL2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635cm" text:min-label-width="0.635cm"/>
      </text:list-level-style-number>
      <text:list-level-style-number text:level="2" text:style-name="WW_5f_CharLFO14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4LVL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635cm"/>
      </text:list-level-style-number>
      <text:list-level-style-bullet text:level="2" text:style-name="WW_5f_CharLFO15LVL2" text:bullet-char="">
        <style:list-level-properties text:space-before="0.635cm" text:min-label-width="0.762cm"/>
        <style:text-properties style:font-name="Symbol"/>
      </text:list-level-style-bullet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635cm"/>
      </text:list-level-style-number>
      <text:list-level-style-bullet text:level="2" text:style-name="WW_5f_CharLFO16LVL2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8">Grai2º curso / 2º cuatr.</text:p>
            <text:p text:style-name="P12"><text:span text:style-name="Fuente_20_de_20_párrafo_20_predeter."><text:span text:style-name="T12">Grado Ing. Inform.</text:span></text:span></text:p>
            <text:p text:style-name="P12"><text:span text:style-name="Fuente_20_de_20_párrafo_20_predeter."><text:span text:style-name="T12">Doble Grado Ing. Inform. y Mat.</text:span></text:span></text:p>
          </table:table-cell>
          <table:table-cell table:style-name="Tabla1.B1" office:value-type="string">
            <text:p text:style-name="P9"/>
          </table:table-cell>
          <table:table-cell table:style-name="Tabla1.C1" office:value-type="string">
            <text:p text:style-name="P10">Arquitectura de Computadores (AC)</text:p>
            <text:p text:style-name="P11">Cuaderno de prácticas. </text:p>
            <text:p text:style-name="P3"><text:span text:style-name="Fuente_20_de_20_párrafo_20_predeter."><text:span text:style-name="T13">Bloque Práctico 2</text:span></text:span><text:span text:style-name="Fuente_20_de_20_párrafo_20_predeter."><text:span text:style-name="T13">.</text:span></text:span> <text:span text:style-name="Fuente_20_de_20_párrafo_20_predeter."><text:span text:style-name="T13">Programación paralela II: Cláusulas OpenMP</text:span></text:span></text:p>
            <text:p text:style-name="P13">Estudiante (nombre y apellidos): </text:p>
            <text:p text:style-name="P4">Grupo de prácticas:</text:p>
            <text:p text:style-name="P5">Fecha de entrega:</text:p>
            <text:p text:style-name="P3"><text:span text:style-name="Fuente_20_de_20_párrafo_20_predeter."><text:span text:style-name="T14">Fecha evaluación en clase:</text:span></text:span></text:p>
          </table:table-cell>
        </table:table-row>
      </table:table>
      <text:p text:style-name="P15"><text:s/></text:p>
      <text:p text:style-name="P14"><text:span text:style-name="Fuente_20_de_20_párrafo_20_predeter."><text:span text:style-name="T17">[</text:span></text:span><text:span text:style-name="Fuente_20_de_20_párrafo_20_predeter."><text:span text:style-name="T20">-RECORDATORIO, quitar todo este texto en rojo del cuaderno definitivo– </text:span></text:span></text:p>
      <text:p text:style-name="P22">1. COMENTARIOS</text:p>
      <text:p text:style-name="P24">1) Este cuaderno de prácticas se utilizará para asignarle una puntuación durante la evaluación continua de prácticas y también lo utilizará como material de estudio y repaso para preparar el examen de prácticas escrito. Luego redáctelo con cuidado, y sea ordenado y claro.</text:p>
      <text:p text:style-name="P24">2) <text:span text:style-name="T43">No use máquinas virtuales. </text:span><text:span text:style-name="T45">Se piden obtener resultados en atcgrid y en su PC </text:span><text:span text:style-name="T43">(PC del aula o PC personal)</text:span><text:span text:style-name="T45">.</text:span></text:p>
      <text:p text:style-name="P25">3) Debe modificar el prompt en los computadores que utilice en prácticas para que aparezca su nombre y apellidos, su usuario (<text:span text:style-name="T71">\u</text:span>), el computador (<text:span text:style-name="T71">\h</text:span>), el directorio de trabajo del bloque práctico (<text:span text:style-name="T71">\w</text:span>), <text:s/>la fecha (<text:span text:style-name="T71">\D</text:span>) completa (<text:span text:style-name="T71">%F</text:span>) y el día (<text:span text:style-name="T71">%A</text:span>) . Para modificar el prompt utilice lo siguiente <text:s/>(si es necesario, use <text:span text:style-name="T71">export</text:span> delante):</text:p>
      <text:p text:style-name="P26"><text:span text:style-name="T45"><text:s text:c="4"/></text:span><text:span text:style-name="T73">PS1="[NombreApellidos \u@\h:\w] \D{%F %A}\n$"</text:span></text:p>
      <text:p text:style-name="P24"><text:span text:style-name="T45">donde </text:span><text:span text:style-name="T72">NombreApellidos</text:span><text:span text:style-name="T45"> es su nombre seguido de sus apellidos, por ejemplo: Juan Ortuño Vilariño</text:span></text:p>
      <text:p text:style-name="P23"/>
      <text:p text:style-name="P14"><text:span text:style-name="Fuente_20_de_20_párrafo_20_predeter."><text:span text:style-name="T19">2. NORMAS SOBRE EL USO DE LA PLANTILLA</text:span></text:span><text:span text:style-name="Fuente_20_de_20_párrafo_20_predeter."><text:span text:style-name="T20"> </text:span></text:span></text:p>
      <text:p text:style-name="P14"><text:span text:style-name="Fuente_20_de_20_párrafo_20_predeter."><text:span text:style-name="T20">1) Usar </text:span></text:span><text:span text:style-name="Fuente_20_de_20_párrafo_20_predeter."><text:span text:style-name="T17">interlineado SENCILLO</text:span></text:span><text:span text:style-name="Fuente_20_de_20_párrafo_20_predeter."><text:span text:style-name="T20">. </text:span></text:span></text:p>
      <text:p text:style-name="P24">2) Respetar los tipos de letra y tamaños indicados: </text:p>
      <text:p text:style-name="P24">- Calibri-11 o Liberation Serif-11 para el texto</text:p>
      <text:p text:style-name="P14"><text:span text:style-name="Fuente_20_de_20_párrafo_20_predeter."><text:span text:style-name="T20">-</text:span></text:span><text:span text:style-name="Fuente_20_de_20_párrafo_20_predeter."><text:span text:style-name="T22"> </text:span></text:span><text:span text:style-name="Fuente_20_de_20_párrafo_20_predeter."><text:span text:style-name="T24">Courier New-10 o Liberation Mono-10 para nombres de fichero, comandos, variables de entorno, etc., cuando se usan en el texto</text:span></text:span><text:span text:style-name="Fuente_20_de_20_párrafo_20_predeter."><text:span text:style-name="T26">.</text:span></text:span></text:p>
      <text:p text:style-name="P27"><text:span text:style-name="T27">3) Insertar las capturas de pantalla donde se pidan y donde se considere oportuno. </text:span><text:span text:style-name="T27">En particular, los listados de código se deben insertar como capturas de pantalla. En todas las capturas de pantalla, incluidas las de los listados de código, debe aparecer el directorio y usuario. El tamaño de letra en las capturas debe ser similar al tamaño que se está usando en el texto.</text:span></text:p>
      <text:p text:style-name="P14"><text:span text:style-name="Fuente_20_de_20_párrafo_20_predeter."><text:span text:style-name="T17">Recuerde que debe adjuntar al zip de entrega, el pdf de este fichero, todos los ficheros con código fuente implementados/utilizados y el resto de ficheros que haya implementado/utilizado (scripts, hojas de cálculo, etc.)]</text:span></text:span></text:p>
      <text:p text:style-name="P28"/>
      <text:list xml:id="list3800084917755431610" text:style-name="L1">
        <text:list-header>
          <text:p text:style-name="P47"><text:span text:style-name="Fuente_20_de_20_párrafo_20_predeter."><text:span text:style-name="T70">Ejercicios basados en los ejemplos del seminario práctico</text:span></text:span></text:p>
        </text:list-header>
        <text:list-item>
          <text:p text:style-name="P36"><text:span text:style-name="Fuente_20_de_20_párrafo_20_predeter."><text:span text:style-name="T31">¿Qué ocurre si en el ejemplo del seminario </text:span></text:span><text:span text:style-name="codigo"><text:span text:style-name="T51">shared-clause.c</text:span></text:span><text:span text:style-name="Fuente_20_de_20_párrafo_20_predeter."><text:span text:style-name="T31"> se añade a la directiva </text:span></text:span><text:span text:style-name="codigo"><text:span text:style-name="T51">parallel</text:span></text:span><text:span text:style-name="Fuente_20_de_20_párrafo_20_predeter."><text:span text:style-name="T31"> la cláusula </text:span></text:span><text:span text:style-name="codigo"><text:span text:style-name="T51">default(none)</text:span></text:span><text:span text:style-name="Fuente_20_de_20_párrafo_20_predeter."><text:span text:style-name="T31">? </text:span></text:span><text:span text:style-name="Fuente_20_de_20_párrafo_20_predeter."><text:span text:style-name="T54"> </text:span></text:span><text:span text:style-name="Fuente_20_de_20_párrafo_20_predeter."><text:span text:style-name="T58">(añada una captura de pantalla que muestre lo que ocurre) </text:span></text:span><text:span text:style-name="Fuente_20_de_20_párrafo_20_predeter."><text:span text:style-name="T61">(b)</text:span></text:span><text:span text:style-name="Fuente_20_de_20_párrafo_20_predeter."><text:span text:style-name="T58"> Resuelva el problema generado sin</text:span></text:span><text:span text:style-name="Fuente_20_de_20_párrafo_20_predeter."><text:span text:style-name="T31"> eliminar </text:span></text:span><text:span text:style-name="codigo"><text:span text:style-name="T51">default(none)</text:span></text:span><text:span text:style-name="Fuente_20_de_20_párrafo_20_predeter."><text:span text:style-name="T31">.Añada el código con la modificación al cuaderno de prácticas.</text:span></text:span></text:p>
        </text:list-item>
      </text:list>
      <text:p text:style-name="P16"><text:span text:style-name="Fuente_20_de_20_párrafo_20_predeter."><text:span text:style-name="T29">RESPUESTA</text:span></text:span><text:span text:style-name="Fuente_20_de_20_párrafo_20_predeter."><text:span text:style-name="T31">: </text:span></text:span></text:p>
      <text:p text:style-name="P29"/>
      <text:p text:style-name="P16"><text:span text:style-name="Fuente_20_de_20_párrafo_20_predeter."><text:span text:style-name="T29">CAPTURA CÓDIGO FUENTE</text:span></text:span><text:span text:style-name="Fuente_20_de_20_párrafo_20_predeter."><text:span text:style-name="T31">: </text:span></text:span><text:span text:style-name="codigo"><text:span text:style-name="T51">shared-clauseModificado.c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CodigoListado"><text:span text:style-name="Fuente_20_de_20_párrafo_20_predeter."><text:span text:style-name="T35"/></text:span></text:p>
            <text:p text:style-name="CodigoListado"><text:span text:style-name="Fuente_20_de_20_párrafo_20_predeter."><text:span text:style-name="T35"/></text:span></text:p>
          </table:table-cell>
        </table:table-row>
      </table:table>
      <text:p text:style-name="P30">CAPTURAS DE PANTALLA:</text:p>
      <text:p text:style-name="P46"/>
      <text:list xml:id="list32677907" text:continue-numbering="true" text:style-name="L1">
        <text:list-item>
          <text:p text:style-name="P36"><text:span text:style-name="Fuente_20_de_20_párrafo_20_predeter."><text:span text:style-name="T31">¿Qué ocurre si en </text:span></text:span><text:span text:style-name="codigo"><text:span text:style-name="T51">private-clause.c</text:span></text:span><text:span text:style-name="Fuente_20_de_20_párrafo_20_predeter."><text:span text:style-name="T31"> se inicializa la variable </text:span></text:span><text:span text:style-name="codigo"><text:span text:style-name="T51">suma</text:span></text:span><text:span text:style-name="Fuente_20_de_20_párrafo_20_predeter."><text:span text:style-name="T31"> fuera de la construcción </text:span></text:span><text:span text:style-name="codigo"><text:span text:style-name="T51">parallel</text:span></text:span><text:span text:style-name="Fuente_20_de_20_párrafo_20_predeter."><text:span text:style-name="T31"> en lugar de dentro? </text:span></text:span><text:span text:style-name="Fuente_20_de_20_párrafo_20_predeter."><text:span text:style-name="T65">(inicialice suma a un valor distinto de 0 <text:s/></text:span></text:span><text:soft-page-break/><text:span text:style-name="Fuente_20_de_20_párrafo_20_predeter."><text:span text:style-name="T65">dentro y fuera de</text:span></text:span><text:span text:style-name="Fuente_20_de_20_párrafo_20_predeter."><text:span text:style-name="T67"> </text:span></text:span><text:span text:style-name="Fuente_20_de_20_párrafo_20_predeter."><text:span text:style-name="T69">parallel</text:span></text:span><text:span text:style-name="Fuente_20_de_20_párrafo_20_predeter."><text:span text:style-name="T65">)</text:span></text:span><text:span text:style-name="Fuente_20_de_20_párrafo_20_predeter."><text:span text:style-name="T54"> </text:span></text:span><text:span text:style-name="Fuente_20_de_20_párrafo_20_predeter."><text:span text:style-name="T31">Razone su respuesta. Añada el código con la modificación al cuaderno de prácticas.</text:span></text:span></text:p>
        </text:list-item>
      </text:list>
      <text:p text:style-name="P16"><text:span text:style-name="Fuente_20_de_20_párrafo_20_predeter."><text:span text:style-name="T29">RESPUESTA</text:span></text:span><text:span text:style-name="Fuente_20_de_20_párrafo_20_predeter."><text:span text:style-name="T31">: </text:span></text:span></text:p>
      <text:p text:style-name="P29"/>
      <text:p text:style-name="P16"><text:span text:style-name="Fuente_20_de_20_párrafo_20_predeter."><text:span text:style-name="T29">CAPTURA CÓDIGO FUENTE</text:span></text:span><text:span text:style-name="Fuente_20_de_20_párrafo_20_predeter."><text:span text:style-name="T31">: </text:span></text:span><text:span text:style-name="codigo"><text:span text:style-name="T51">private-clauseModificado.c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CodigoListado"><text:span text:style-name="Fuente_20_de_20_párrafo_20_predeter."><text:span text:style-name="T35"/></text:span></text:p>
          </table:table-cell>
        </table:table-row>
      </table:table>
      <text:p text:style-name="P30">CAPTURAS DE PANTALLA:</text:p>
      <text:p text:style-name="P37"/>
      <text:list xml:id="list32700409" text:continue-numbering="true" text:style-name="L1">
        <text:list-item>
          <text:p text:style-name="P36"><text:span text:style-name="Fuente_20_de_20_párrafo_20_predeter."><text:span text:style-name="T31">¿Qué ocurre si en </text:span></text:span><text:span text:style-name="codigo"><text:span text:style-name="T51">private-clause.c</text:span></text:span><text:span text:style-name="Fuente_20_de_20_párrafo_20_predeter."><text:span text:style-name="T31"> se elimina la cláusula <text:s/></text:span></text:span><text:span text:style-name="codigo"><text:span text:style-name="T51">private(suma)</text:span></text:span><text:span text:style-name="Fuente_20_de_20_párrafo_20_predeter."><text:span text:style-name="T31">? ¿A qué cree que es debido?</text:span></text:span></text:p>
        </text:list-item>
      </text:list>
      <text:p text:style-name="P16"><text:span text:style-name="Fuente_20_de_20_párrafo_20_predeter."><text:span text:style-name="T29">RESPUESTA</text:span></text:span><text:span text:style-name="Fuente_20_de_20_párrafo_20_predeter."><text:span text:style-name="T31">: </text:span></text:span></text:p>
      <text:p text:style-name="P29"/>
      <text:p text:style-name="P16"><text:span text:style-name="Fuente_20_de_20_párrafo_20_predeter."><text:span text:style-name="T29">CAPTURA CÓDIGO FUENTE</text:span></text:span><text:span text:style-name="Fuente_20_de_20_párrafo_20_predeter."><text:span text:style-name="T31">: </text:span></text:span><text:span text:style-name="codigo"><text:span text:style-name="T51">private-clauseModificado3.c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CodigoListado"><text:span text:style-name="Fuente_20_de_20_párrafo_20_predeter."><text:span text:style-name="T35"/></text:span></text:p>
          </table:table-cell>
        </table:table-row>
      </table:table>
      <text:p text:style-name="P30">CAPTURAS DE PANTALLA:</text:p>
      <text:p text:style-name="P37"/>
      <text:list xml:id="list32683495" text:continue-numbering="true" text:style-name="L1">
        <text:list-item>
          <text:p text:style-name="P36"><text:span text:style-name="Fuente_20_de_20_párrafo_20_predeter."><text:span text:style-name="T31">En la ejecución de </text:span></text:span><text:span text:style-name="codigo"><text:span text:style-name="T51">firstlastprivate.c</text:span></text:span><text:span text:style-name="Fuente_20_de_20_párrafo_20_predeter."><text:span text:style-name="T31"> de la pag. 21 del seminario se imprime un 6 fuera de la región </text:span></text:span><text:span text:style-name="codigo"><text:span text:style-name="T51">parallel</text:span></text:span><text:span text:style-name="Fuente_20_de_20_párrafo_20_predeter."><text:span text:style-name="T31">. ¿El código <text:s/>imprime siempre 6 fuera de la región </text:span></text:span><text:span text:style-name="codigo"><text:span text:style-name="T51">parallel</text:span></text:span><text:span text:style-name="Fuente_20_de_20_párrafo_20_predeter."><text:span text:style-name="T31">? Razone su respuesta.</text:span></text:span></text:p>
        </text:list-item>
      </text:list>
      <text:p text:style-name="P16"><text:span text:style-name="Fuente_20_de_20_párrafo_20_predeter."><text:span text:style-name="T29">RESPUESTA</text:span></text:span><text:span text:style-name="Fuente_20_de_20_párrafo_20_predeter."><text:span text:style-name="T31">: </text:span></text:span></text:p>
      <text:p text:style-name="P30"/>
      <text:p text:style-name="P30">CAPTURAS DE PANTALLA:</text:p>
      <text:p text:style-name="P29"/>
      <text:list xml:id="list32699447" text:continue-numbering="true" text:style-name="L1">
        <text:list-item>
          <text:p text:style-name="P36"><text:span text:style-name="Fuente_20_de_20_párrafo_20_predeter."><text:span text:style-name="T31">¿Qué se observa <text:s/>en los resultados de ejecución de </text:span></text:span><text:span text:style-name="codigo"><text:span text:style-name="T51">copyprivate-clause.c</text:span></text:span><text:span text:style-name="Fuente_20_de_20_párrafo_20_predeter."><text:span text:style-name="T31"> cuando se elimina la cláusula </text:span></text:span><text:span text:style-name="codigo"><text:span text:style-name="T51">copyprivate(a)</text:span></text:span><text:span text:style-name="Fuente_20_de_20_párrafo_20_predeter."><text:span text:style-name="T31"> en la directiva </text:span></text:span><text:span text:style-name="codigo"><text:span text:style-name="T51">single</text:span></text:span><text:span text:style-name="Fuente_20_de_20_párrafo_20_predeter."><text:span text:style-name="T31">? ¿A qué cree que es debido?</text:span></text:span></text:p>
        </text:list-item>
      </text:list>
      <text:p text:style-name="P16"><text:span text:style-name="Fuente_20_de_20_párrafo_20_predeter."><text:span text:style-name="T29">RESPUESTA</text:span></text:span><text:span text:style-name="Fuente_20_de_20_párrafo_20_predeter."><text:span text:style-name="T31">: </text:span></text:span></text:p>
      <text:p text:style-name="P29"/>
      <text:p text:style-name="P16"><text:span text:style-name="Fuente_20_de_20_párrafo_20_predeter."><text:span text:style-name="T29">CAPTURA CÓDIGO FUENTE</text:span></text:span><text:span text:style-name="Fuente_20_de_20_párrafo_20_predeter."><text:span text:style-name="T31">: </text:span></text:span><text:span text:style-name="codigo"><text:span text:style-name="T51">copyprivate-clauseModificado.c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CodigoListado"><text:span text:style-name="Fuente_20_de_20_párrafo_20_predeter."><text:span text:style-name="T35"/></text:span></text:p>
          </table:table-cell>
        </table:table-row>
      </table:table>
      <text:p text:style-name="P30">CAPTURAS DE PANTALLA:</text:p>
      <text:p text:style-name="P37"/>
      <text:list xml:id="list32683568" text:continue-numbering="true" text:style-name="L1">
        <text:list-item>
          <text:p text:style-name="P36"><text:span text:style-name="Fuente_20_de_20_párrafo_20_predeter."><text:span text:style-name="T31">En el ejemplo </text:span></text:span><text:span text:style-name="codigo"><text:span text:style-name="T51">reduction-clause.c</text:span></text:span><text:span text:style-name="Fuente_20_de_20_párrafo_20_predeter."><text:span text:style-name="T31"> sustituya </text:span></text:span><text:span text:style-name="codigo"><text:span text:style-name="T51">suma=0</text:span></text:span><text:span text:style-name="Fuente_20_de_20_párrafo_20_predeter."><text:span text:style-name="T31"> por </text:span></text:span><text:span text:style-name="codigo"><text:span text:style-name="T51">suma=10</text:span></text:span><text:span text:style-name="Fuente_20_de_20_párrafo_20_predeter."><text:span text:style-name="T31">. ¿Qué resultado se imprime ahora? Justifique el resultado</text:span></text:span></text:p>
        </text:list-item>
      </text:list>
      <text:p text:style-name="P16"><text:span text:style-name="Fuente_20_de_20_párrafo_20_predeter."><text:span text:style-name="T29">RESPUESTA</text:span></text:span><text:span text:style-name="Fuente_20_de_20_párrafo_20_predeter."><text:span text:style-name="T31">: </text:span></text:span></text:p>
      <text:p text:style-name="P29"/>
      <text:p text:style-name="P16"><text:span text:style-name="Fuente_20_de_20_párrafo_20_predeter."><text:span text:style-name="T29">CAPTURA CÓDIGO FUENTE</text:span></text:span><text:span text:style-name="Fuente_20_de_20_párrafo_20_predeter."><text:span text:style-name="T31">: </text:span></text:span><text:span text:style-name="codigo"><text:span text:style-name="T51">reduction-clauseModificado.c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CodigoListado"><text:span text:style-name="Fuente_20_de_20_párrafo_20_predeter."><text:span text:style-name="T35"/></text:span></text:p>
          </table:table-cell>
        </table:table-row>
      </table:table>
      <text:p text:style-name="P30">CAPTURAS DE PANTALLA:</text:p>
      <text:p text:style-name="P46"/>
      <text:list xml:id="list32705018" text:continue-numbering="true" text:style-name="L1">
        <text:list-item>
          <text:p text:style-name="P36"><text:span text:style-name="Fuente_20_de_20_párrafo_20_predeter."><text:span text:style-name="T31">En el ejemplo </text:span></text:span><text:span text:style-name="codigo"><text:span text:style-name="T51">reduction-clause.c</text:span></text:span><text:span text:style-name="Fuente_20_de_20_párrafo_20_predeter."><text:span text:style-name="T31">, elimine </text:span></text:span><text:span text:style-name="codigo"><text:span text:style-name="T52">reduction()</text:span></text:span><text:span text:style-name="Fuente_20_de_20_párrafo_20_predeter."><text:span text:style-name="T31"> de </text:span></text:span><text:span text:style-name="codigo"><text:span text:style-name="T52">#pragma omp parallel for reduction(+:suma)</text:span></text:span><text:span text:style-name="Fuente_20_de_20_párrafo_20_predeter."><text:span text:style-name="T32"> y haga las modificaciones necesarias para que se siga realizando la suma de los componentes del vector </text:span></text:span><text:span text:style-name="codigo"><text:span text:style-name="T52">a</text:span></text:span><text:span text:style-name="Fuente_20_de_20_párrafo_20_predeter."><text:span text:style-name="T32"> en paralelo </text:span></text:span><text:span text:style-name="Fuente_20_de_20_párrafo_20_predeter."><text:span text:style-name="T59">sin usar directivas de trabajo compartido</text:span></text:span><text:span text:style-name="Fuente_20_de_20_párrafo_20_predeter."><text:span text:style-name="T55"> .</text:span></text:span></text:p>
        </text:list-item>
      </text:list>
      <text:p text:style-name="P16"><text:span text:style-name="Fuente_20_de_20_párrafo_20_predeter."><text:span text:style-name="T29">RESPUESTA</text:span></text:span><text:span text:style-name="Fuente_20_de_20_párrafo_20_predeter."><text:span text:style-name="T31">: </text:span></text:span></text:p>
      <text:p text:style-name="P29"/>
      <text:p text:style-name="P16"><text:span text:style-name="Fuente_20_de_20_párrafo_20_predeter."><text:span text:style-name="T29">CAPTURA CÓDIGO FUENTE</text:span></text:span><text:span text:style-name="Fuente_20_de_20_párrafo_20_predeter."><text:span text:style-name="T31">: </text:span></text:span><text:span text:style-name="codigo"><text:span text:style-name="T51">reduction-clauseModificado7.c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0"/>
            <text:p text:style-name="P20"/>
            <text:p text:style-name="Standard"><text:soft-page-break/><text:span text:style-name="Fuente_20_de_20_párrafo_20_predeter."><text:span text:style-name="T38"><text:s/></text:span></text:span></text:p>
          </table:table-cell>
        </table:table-row>
      </table:table>
      <text:p text:style-name="P30">CAPTURAS DE PANTALLA:</text:p>
      <text:p text:style-name="P37"/>
      <text:p text:style-name="P48"><text:s text:c="5"/>Resto de ejercicios</text:p>
      <text:list xml:id="list32690228" text:continue-numbering="true" text:style-name="L1">
        <text:list-item>
          <text:p text:style-name="P38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18"><text:span text:style-name="Fuente_20_de_20_párrafo_20_predeter."><text:span text:style-name="T40"><draw:frame draw:style-name="fr1" draw:name="Object 1" text:anchor-type="as-char" svg:y="0cm" svg:width="8.745cm" style:rel-width="scale" svg:height="1.233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33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p>
      <text:p text:style-name="P33"/>
      <text:p text:style-name="P16"><text:span text:style-name="Fuente_20_de_20_párrafo_20_predeter."><text:span text:style-name="T29">CAPTURA CÓDIGO FUENTE</text:span></text:span><text:span text:style-name="Fuente_20_de_20_párrafo_20_predeter."><text:span text:style-name="T31">: </text:span></text:span><text:span text:style-name="codigo"><text:span text:style-name="T51">pmv-secuencial.c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CodigoListado"><text:span text:style-name="Fuente_20_de_20_párrafo_20_predeter."><text:span text:style-name="T38"/></text:span></text:p>
          </table:table-cell>
        </table:table-row>
      </table:table>
      <text:p text:style-name="P30">CAPTURAS DE PANTALLA:</text:p>
      <text:p text:style-name="P33"/>
      <text:list xml:id="list32689335" text:continue-numbering="true" text:style-name="L1">
        <text:list-item>
          <text:p text:style-name="P40"><text:span text:style-name="Fuente_20_de_20_párrafo_20_predeter."><text:span text:style-name="T31">Implementar en paralelo el producto matriz por vector con OpenMP a partir del código escrito en el ejercicio anterior</text:span></text:span><text:span text:style-name="Fuente_20_de_20_párrafo_20_predeter."><text:span text:style-name="T8"> </text:span></text:span><text:span text:style-name="Fuente_20_de_20_párrafo_20_predeter."><text:span text:style-name="T10">usando la directiva</text:span></text:span><text:span text:style-name="Fuente_20_de_20_párrafo_20_predeter."><text:span text:style-name="T50"> </text:span></text:span><text:span text:style-name="Fuente_20_de_20_párrafo_20_predeter."><text:span text:style-name="T48">for</text:span></text:span><text:span text:style-name="Fuente_20_de_20_párrafo_20_predeter."><text:span text:style-name="T31"> . Debe implementar dos versiones del código (consulte la lección 5/Tema 2): </text:span></text:span></text:p>
        </text:list-item>
      </text:list>
      <text:list xml:id="list7321311686153475105" text:style-name="L2">
        <text:list-item>
          <text:list>
            <text:list-item>
              <text:p text:style-name="P39">una primera que paralelice el bucle que recorre las filas de la matriz y</text:p>
            </text:list-item>
            <text:list-item>
              <text:p text:style-name="P39">una segunda que paralelice el bucle que recorre las columnas. </text:p>
            </text:list-item>
          </text:list>
        </text:list-item>
      </text:list>
      <text:p text:style-name="P17"><text:span text:style-name="Fuente_20_de_20_párrafo_20_predeter."><text:span text:style-name="T31">Use las directivas que estime oportunas y las cláusulas que sean necesarias </text:span></text:span><text:span text:style-name="Fuente_20_de_20_párrafo_20_predeter."><text:span text:style-name="T29">excepto la cláusula </text:span></text:span><text:span text:style-name="codigo"><text:span text:style-name="T42">reduction</text:span></text:span><text:span text:style-name="Fuente_20_de_20_párrafo_20_predeter."><text:span text:style-name="T31">. Se debe paralelizar también la inicialización de las matrices. Respecto a este ejercicio:</text:span></text:span></text:p>
      <text:list xml:id="list7431230774701175660" text:style-name="L3">
        <text:list-item>
          <text:list>
            <text:list-item>
              <text:p text:style-name="P45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5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35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30"/>
      <text:p text:style-name="P16"><text:span text:style-name="Fuente_20_de_20_párrafo_20_predeter."><text:span text:style-name="T29">CAPTURA CÓDIGO FUENTE </text:span></text:span><text:span text:style-name="Fuente_20_de_20_párrafo_20_predeter."><text:span text:style-name="T31">: </text:span></text:span><text:span text:style-name="codigo"><text:span text:style-name="T51">pmv-OpenMP-a.c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CodigoListado"><text:span text:style-name="Fuente_20_de_20_párrafo_20_predeter."><text:span text:style-name="T35"/></text:span></text:p>
          </table:table-cell>
        </table:table-row>
      </table:table>
      <text:p text:style-name="P30"/>
      <text:p text:style-name="P16"><text:span text:style-name="Fuente_20_de_20_párrafo_20_predeter."><text:span text:style-name="T29">CAPTURA CÓDIGO FUENTE</text:span></text:span><text:span text:style-name="Fuente_20_de_20_párrafo_20_predeter."><text:span text:style-name="T31">: </text:span></text:span><text:span text:style-name="codigo"><text:span text:style-name="T51">pmv-OpenMP-b.c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CodigoListado"><text:span text:style-name="Fuente_20_de_20_párrafo_20_predeter."><text:span text:style-name="T35"/></text:span></text:p>
          </table:table-cell>
        </table:table-row>
      </table:table>
      <text:p text:style-name="P21"/>
      <text:p text:style-name="P16"><text:soft-page-break/><text:span text:style-name="Fuente_20_de_20_párrafo_20_predeter."><text:span text:style-name="T29">RESPUESTA</text:span></text:span><text:span text:style-name="Fuente_20_de_20_párrafo_20_predeter."><text:span text:style-name="T31">: </text:span></text:span></text:p>
      <text:p text:style-name="P30"/>
      <text:p text:style-name="P30">CAPTURAS DE PANTALLA:</text:p>
      <text:p text:style-name="P42"/>
      <text:list xml:id="list32697797" text:continue-list="list7431230774701175660" text:style-name="L3">
        <text:list-item text:start-value="10">
          <text:p text:style-name="P41"><text:span text:style-name="Fuente_20_de_20_párrafo_20_predeter."><text:span text:style-name="T31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<text:span text:style-name="T51">reduction</text:span></text:span><text:span text:style-name="Fuente_20_de_20_párrafo_20_predeter."><text:span text:style-name="T31">. Respecto a este ejercicio:</text:span></text:span></text:p>
        </text:list-item>
      </text:list>
      <text:list xml:id="list8996810359370920675" text:style-name="L4">
        <text:list-item>
          <text:list>
            <text:list-item>
              <text:p text:style-name="P43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3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16"><text:span text:style-name="Fuente_20_de_20_párrafo_20_predeter."><text:span text:style-name="T29">CAPTURA CÓDIGO FUENTE</text:span></text:span><text:span text:style-name="Fuente_20_de_20_párrafo_20_predeter."><text:span text:style-name="T31">: </text:span></text:span><text:span text:style-name="codigo"><text:span text:style-name="T51">pmv-OpenmMP-reduction.c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CodigoListado"><text:span text:style-name="Fuente_20_de_20_párrafo_20_predeter."><text:span text:style-name="T35"/></text:span></text:p>
          </table:table-cell>
        </table:table-row>
      </table:table>
      <text:p text:style-name="P30"/>
      <text:p text:style-name="P16"><text:span text:style-name="Fuente_20_de_20_párrafo_20_predeter."><text:span text:style-name="T5">RESPUESTA</text:span></text:span><text:span text:style-name="Fuente_20_de_20_párrafo_20_predeter."><text:span text:style-name="T8">: </text:span></text:span></text:p>
      <text:p text:style-name="P31"/>
      <text:p text:style-name="P31">CAPTURAS DE PANTALLA:</text:p>
      <text:p text:style-name="P44"/>
      <text:list xml:id="list32701004" text:continue-numbering="true" text:style-name="L4">
        <text:list-item>
          <text:p text:style-name="P34">Ayudándose de una hoja de cálculo (recuerde que en las aulas está instalado OpenOffice) realice una tabla y una gráfica que permitan comparar la escalabilidad (ganancia en velocidad en función del número de cores) en atcgrid y en su PC del mejor código paralelo de los tres implementados en los ejercicios anteriores para dos tamaños (N) distintos (consulte la Lección 6/Tema 2). Usar –O2 al compilar. Justificar por qué el código escogido es el mejor. NOTA: Nunca ejecute en atcgrid código que imprima todos los componentes del resultado.</text:p>
          <text:p text:style-name="P34"/>
        </text:list-item>
      </text:list>
      <text:p text:style-name="P31">CAPTURAS DE PANTALLA (que justifique el código elegido):</text:p>
      <text:p text:style-name="P31"/>
      <text:p text:style-name="P16"><text:span text:style-name="Fuente_20_de_20_párrafo_20_predeter."><text:span text:style-name="T5">TABLA Y GRÁFICA (por </text:span></text:span><text:span text:style-name="Fuente_20_de_20_párrafo_20_predeter."><text:span text:style-name="T7">ejemplo</text:span></text:span><text:span text:style-name="Fuente_20_de_20_párrafo_20_predeter."><text:span text:style-name="T5"> para 1-4 threads PC local, y para 1-12 threads en atcgrid, tamaños-N-: <text:s/>un N entre 30000 y 100000, y otro entre 5000 y 30000)</text:span></text:span><text:span text:style-name="Fuente_20_de_20_párrafo_20_predeter."><text:span text:style-name="T8">: </text:span></text:span></text:p>
      <text:p text:style-name="P32"/>
      <text:p text:style-name="P19"><text:span text:style-name="Fuente_20_de_20_párrafo_20_predeter."><text:span text:style-name="T5">COMENTARIOS SOBRE LOS RESULTADO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size="18pt" fo:language="es" fo:country="ES" style:font-name-asian="MS Mincho" style:font-size-asian="18pt" style:language-asian="zh" style:country-asian="CN" style:font-name-complex="Tahoma" style:font-size-complex="18pt" fo:hyphenate="false" fo:hyphenation-remain-char-count="0" fo:hyphenation-push-char-count="0"/>
    </style:style>
    <style:style style:name="Título_20_1" style:display-name="Título 1" style:family="paragraph" style:parent-style-name="Normal" style:next-style-name="Normal" style:default-outline-level="1">
      <style:paragraph-properties fo:margin="100%" fo:margin-left="0.76cm" fo:margin-right="0cm" fo:margin-top="0.706cm" fo:margin-bottom="0.141cm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0.053cm solid #000000" style:shadow="none">
        <style:tab-stops>
          <style:tab-stop style:position="-0.76cm"/>
        </style:tab-stops>
      </style:paragraph-properties>
      <style:text-properties fo:color="#265557" style:font-name="Calibri" fo:font-size="14pt" fo:language="en" fo:country="US" fo:font-weight="bold" style:font-name-asian="Times New Roman" style:font-size-asian="14pt" style:font-weight-asian="bold" style:font-name-complex="Calibri" style:language-complex="en" style:country-complex="US" style:font-weight-complex="bold" fo:hyphenate="false" fo:hyphenation-remain-char-count="0" fo:hyphenation-push-char-count="0"/>
    </style:style>
    <style:style style:name="Título_20_2" style:display-name="Título 2" style:family="paragraph" style:parent-style-name="Normal" style:next-style-name="Normal" style:default-outline-level="2">
      <style:paragraph-properties fo:margin-top="0.353cm" fo:margin-bottom="0.141cm" fo:orphans="2" fo:widows="2" fo:hyphenation-ladder-count="no-limit" fo:padding-left="0cm" fo:padding-right="0cm" fo:padding-top="0cm" fo:padding-bottom="0.035cm" fo:border-left="none" fo:border-right="none" fo:border-top="none" fo:border-bottom="0.035cm solid #808080" style:shadow="none"/>
      <style:text-properties fo:color="#265557" style:font-name="Calibri" fo:font-size="13pt" fo:language="en" fo:country="US" style:font-name-asian="Times New Roman" style:font-size-asian="13pt" style:font-name-complex="Calibri" style:language-complex="en" style:country-complex="US" fo:hyphenate="false" fo:hyphenation-remain-char-count="0" fo:hyphenation-push-char-count="0"/>
    </style:style>
    <style:style style:name="Título_20_3" style:display-name="Título 3" style:family="paragraph" style:parent-style-name="Normal" style:next-style-name="Normal" style:default-outline-level="3">
      <style:paragraph-properties fo:margin-top="0.353cm" fo:margin-bottom="0.141cm" fo:orphans="2" fo:widows="2" fo:hyphenation-ladder-count="no-limit" fo:padding-left="0cm" fo:padding-right="0cm" fo:padding-top="0cm" fo:padding-bottom="0.035cm" fo:border-left="none" fo:border-right="none" fo:border-top="none" fo:border-bottom="0.018cm solid #808080" style:shadow="none"/>
      <style:text-properties fo:color="#337275" style:font-name="Calibri" fo:language="en" fo:country="US" style:font-name-asian="Times New Roman" style:font-name-complex="Calibri" style:language-complex="en" style:country-complex="US" fo:hyphenate="false" fo:hyphenation-remain-char-count="0" fo:hyphenation-push-char-count="0"/>
    </style:style>
    <style:style style:name="Título_20_4" style:display-name="Título 4" style:family="paragraph" style:parent-style-name="Normal" style:next-style-name="Normal" style:default-outline-level="4">
      <style:paragraph-properties fo:margin-top="0.353cm" fo:margin-bottom="0.141cm" fo:orphans="2" fo:widows="2" fo:hyphenation-ladder-count="no-limit" fo:padding-left="0cm" fo:padding-right="0cm" fo:padding-top="0cm" fo:padding-bottom="0.071cm" fo:border-left="none" fo:border-right="none" fo:border-top="none" fo:border-bottom="0.018cm solid #c0c0c0" style:shadow="none"/>
      <style:text-properties fo:color="#337275" style:font-name="Calibri" fo:language="en" fo:country="US" fo:font-style="italic" style:font-name-asian="Times New Roman" style:font-style-asian="italic" style:font-name-complex="Calibri" style:language-complex="en" style:country-complex="US" style:font-style-complex="italic" fo:hyphenate="false" fo:hyphenation-remain-char-count="0" fo:hyphenation-push-char-count="0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.141cm" fo:orphans="2" fo:widows="2" fo:hyphenation-ladder-count="no-limit"/>
      <style:text-properties fo:color="#337275" style:font-name="Calibri" fo:language="en" fo:country="US" style:font-name-asian="Times New Roman" style:font-name-complex="Calibri" style:font-size-complex="11pt" style:language-complex="en" style:country-complex="US" fo:hyphenate="false" fo:hyphenation-remain-char-count="0" fo:hyphenation-push-char-count="0"/>
    </style:style>
    <style:style style:name="Título_20_6" style:display-name="Título 6" style:family="paragraph" style:parent-style-name="Normal" style:next-style-name="Normal" style:default-outline-level="6">
      <style:paragraph-properties fo:margin-top="0.494cm" fo:margin-bottom="0.176cm" fo:orphans="2" fo:widows="2" fo:hyphenation-ladder-count="no-limit"/>
      <style:text-properties fo:color="#337275" style:font-name="Calibri" fo:language="en" fo:country="US" fo:font-style="italic" style:font-name-asian="Times New Roman" style:font-style-asian="italic" style:font-name-complex="Calibri" style:font-size-complex="11pt" style:language-complex="en" style:country-complex="US" style:font-style-complex="italic" fo:hyphenate="false" fo:hyphenation-remain-char-count="0" fo:hyphenation-push-char-count="0"/>
    </style:style>
    <style:style style:name="Título_20_7" style:display-name="Título 7" style:family="paragraph" style:parent-style-name="Normal" style:next-style-name="Normal" style:default-outline-level="7">
      <style:paragraph-properties fo:margin-top="0.564cm" fo:margin-bottom="0.176cm" fo:orphans="2" fo:widows="2" fo:hyphenation-ladder-count="no-limit"/>
      <style:text-properties fo:color="#a5ab81" style:font-name="Calibri" fo:font-size="10pt" fo:language="en" fo:country="US" fo:font-weight="bold" style:font-name-asian="Times New Roman" style:font-size-asian="10pt" style:font-weight-asian="bold" style:font-name-complex="Calibri" style:font-size-complex="10pt" style:language-complex="en" style:country-complex="US" style:font-weight-complex="bold" fo:hyphenate="false" fo:hyphenation-remain-char-count="0" fo:hyphenation-push-char-count="0"/>
    </style:style>
    <style:style style:name="Título_20_8" style:display-name="Título 8" style:family="paragraph" style:parent-style-name="Normal" style:next-style-name="Normal" style:default-outline-level="8">
      <style:paragraph-properties fo:margin-top="0.564cm" fo:margin-bottom="0.176cm" fo:orphans="2" fo:widows="2" fo:hyphenation-ladder-count="no-limit"/>
      <style:text-properties fo:color="#a5ab81" style:font-name="Calibri" fo:font-size="10pt" fo:language="en" fo:country="US" fo:font-style="italic" fo:font-weight="bold" style:font-name-asian="Times New Roman" style:font-size-asian="10pt" style:font-style-asian="italic" style:font-weight-asian="bold" style:font-name-complex="Calibri" style:font-size-complex="10pt" style:language-complex="en" style:country-complex="US" style:font-style-complex="italic" style:font-weight-complex="bold" fo:hyphenate="false" fo:hyphenation-remain-char-count="0" fo:hyphenation-push-char-count="0"/>
    </style:style>
    <style:style style:name="Título_20_9" style:display-name="Título 9" style:family="paragraph" style:parent-style-name="Normal" style:next-style-name="Normal" style:default-outline-level="9">
      <style:paragraph-properties fo:margin-top="0.564cm" fo:margin-bottom="0.176cm" fo:orphans="2" fo:widows="2" fo:hyphenation-ladder-count="no-limit"/>
      <style:text-properties fo:color="#a5ab81" style:font-name="Calibri" fo:font-size="10pt" fo:language="en" fo:country="US" fo:font-style="italic" style:font-name-asian="Times New Roman" style:font-size-asian="10pt" style:font-style-asian="italic" style:font-name-complex="Calibri" style:font-size-complex="10pt" style:language-complex="en" style:country-complex="US" style:font-style-complex="italic" fo:hyphenate="false" fo:hyphenation-remain-char-count="0" fo:hyphenation-push-char-count="0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size="11pt" fo:language="es" fo:country="ES" style:font-name-asian="MS Mincho" style:font-size-asian="11pt" style:language-asian="zh" style:country-asian="CN" style:font-name-complex="Cambria" style:font-size-complex="12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fo:hyphenate="false" fo:hyphenation-remain-char-count="0" fo:hyphenation-push-char-count="0"/>
    </style:style>
    <style:style style:name="Epígrafe" style:family="paragraph" style:parent-style-name="Normal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ohit Devanagari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fo:hyphenate="false" fo:hyphenation-remain-char-count="0" fo:hyphenation-push-char-count="0"/>
    </style:style>
    <style:style style:name="Epígrafe1" style:family="paragraph" style:parent-style-name="Normal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ohit Hindi" style:font-style-complex="italic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uadrícula_20_media_20_1_20_-_20_Énfasis_20_2" style:display-name="Cuadrícula media 1 - Énfasis 2" style:family="paragraph" style:parent-style-name="Normal">
      <style:paragraph-properties fo:margin="100%" fo:margin-left="1.27cm" fo:margin-right="0cm" fo:margin-top="0.212cm" fo:margin-bottom="0cm" fo:orphans="2" fo:widows="2" fo:hyphenation-ladder-count="no-limit" fo:text-indent="0cm" style:auto-text-indent="false">
        <style:tab-stops/>
      </style:paragraph-properties>
      <style:text-properties style:font-name="Calibri" fo:language="en" fo:country="US" style:font-name-asian="Times New Roman" style:font-name-complex="Calibri" style:font-size-complex="11pt" style:language-complex="en" style:country-complex="U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="100%" fo:margin-left="0cm" fo:margin-right="0cm" fo:margin-top="0.423cm" fo:margin-bottom="0cm" fo:text-align="center" style:justify-single-word="false" fo:orphans="2" fo:widows="2" fo:hyphenation-ladder-count="no-limit" fo:text-indent="0cm" style:auto-text-indent="false">
        <style:tab-stops>
          <style:tab-stop style:position="0cm"/>
          <style:tab-stop style:position="0.635cm"/>
        </style:tab-stops>
      </style:paragraph-properties>
      <style:text-properties fo:color="#000000" style:font-name="Cambria" fo:font-size="10pt" fo:language="es" fo:country="ES" style:font-name-asian="MS Gothic" style:font-size-asian="10pt" style:font-name-complex="Times New Roman" style:font-size-complex="11pt" style:language-complex="en" style:country-complex="US" fo:hyphenate="false" fo:hyphenation-remain-char-count="0" fo:hyphenation-push-char-count="0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 fo:hyphenation-remain-char-count="0" fo:hyphenation-push-char-count="0"/>
    </style:style>
    <style:style style:name="Lista_20_vistosa_20_-_20_Énfasis_20_1" style:display-name="Lista vistosa - Énfasis 1" style:family="paragraph" style:parent-style-name="Normal">
      <style:paragraph-properties fo:margin="100%" fo:margin-left="1.27cm" fo:margin-right="0cm" fo:margin-top="0.212cm" fo:margin-bottom="0cm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language-asian="en" style:country-asian="US" style:font-name-complex="Times New Roman" style:font-size-complex="11pt" style:language-complex="en" style:country-complex="US" fo:hyphenate="false" fo:hyphenation-remain-char-count="0" fo:hyphenation-push-char-count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="100%" fo:margin-left="1.27cm" fo:margin-right="0cm" fo:margin-top="0.212cm" fo:margin-bottom="0cm" fo:orphans="2" fo:widows="2" fo:hyphenation-ladder-count="no-limit" fo:text-indent="0cm" style:auto-text-indent="false">
        <style:tab-stops/>
      </style:paragraph-properties>
      <style:text-properties style:font-name="Calibri" fo:language="en" fo:country="US" style:font-name-asian="Times New Roman" style:language-asian="en" style:country-asian="US" style:font-name-complex="Times New Roman" style:font-size-complex="11pt" style:language-complex="en" style:country-complex="US" fo:hyphenate="false" fo:hyphenation-remain-char-count="0" fo:hyphenation-push-char-count="0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size="9pt" style:font-size-asian="9pt" style:font-name-complex="Liberation Mono" style:font-size-complex="9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4pt" style:font-name-asian="Microsoft YaHei" style:font-size-asian="14pt" style:font-name-complex="Mangal" style:font-size-complex="14pt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style:font-name-complex="Cambria"/>
    </style:style>
    <style:style style:name="WW8Num4z0" style:family="text">
      <style:text-properties fo:color="#4f81bd" style:font-name="Symbol" style:font-name-complex="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style:font-name-complex="Cambria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size="14pt" fo:language="en" fo:country="US" fo:font-weight="bold" style:font-size-asian="14pt" style:font-weight-asian="bold" style:font-name-complex="Calibri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size="13pt" fo:language="en" fo:country="US" style:font-size-asian="13pt" style:font-name-complex="Calibri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size="12pt" fo:language="en" fo:country="US" style:font-size-asian="12pt" style:font-name-complex="Calibri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size="12pt" fo:language="en" fo:country="US" fo:font-style="italic" style:font-size-asian="12pt" style:font-style-asian="italic" style:font-name-complex="Calibri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size="11pt" fo:language="en" fo:country="US" style:font-size-asian="11pt" style:font-name-complex="Calibri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size="11pt" fo:language="en" fo:country="US" fo:font-style="italic" style:font-size-asian="11pt" style:font-style-asian="italic" style:font-name-complex="Calibri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language="en" fo:country="US" fo:font-weight="bold" style:font-weight-asian="bold" style:font-name-complex="Calibri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language="en" fo:country="US" fo:font-style="italic" fo:font-weight="bold" style:font-style-asian="italic" style:font-weight-asian="bold" style:font-name-complex="Calibri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language="en" fo:country="US" fo:font-style="italic" style:font-style-asian="italic" style:font-name-complex="Calibri" style:language-complex="en" style:country-complex="US" style:font-style-complex="italic"/>
    </style:style>
    <style:style style:name="codigo" style:family="text">
      <style:text-properties style:font-name="Courier New" fo:font-size="10pt" fo:language="es" fo:country="ES" style:font-size-asian="10pt" style:font-name-complex="Courier New"/>
    </style:style>
    <style:style style:name="Texto_20_de_20_globo_20_Car" style:display-name="Texto de globo Car" style:family="text">
      <style:text-properties style:font-name="Tahoma" fo:font-size="8pt" fo:language="es" fo:country="ES" style:font-name-asian="MS Mincho" style:font-size-asian="8pt" style:language-asian="zh" style:country-asian="CN" style:font-name-complex="Tahoma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size="18pt" fo:language="es" fo:country="ES" style:font-name-asian="MS Mincho" style:font-size-asian="18pt" style:language-asian="zh" style:country-asian="CN" style:font-name-complex="Tahoma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size="9pt" fo:language="es" fo:country="ES" style:font-name-asian="MS Mincho" style:font-size-asian="9pt" style:language-asian="zh" style:country-asian="CN" style:font-name-complex="Liberation Mono" style:font-size-complex="9pt"/>
    </style:style>
    <style:style style:name="WW_5f_CharLFO2LVL1" style:display-name="WW_CharLFO2LVL1" style:family="text">
      <style:text-properties fo:color="#4f81bd" style:font-name="Cambria" style:font-name-complex="Cambria"/>
    </style:style>
    <style:style style:name="WW_5f_CharLFO3LVL1" style:display-name="WW_CharLFO3LVL1" style:family="text">
      <style:text-properties fo:color="#4f81bd" style:font-name="Symbol" style:font-name-complex="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style:font-name-complex="Cambria"/>
    </style:style>
    <style:style style:name="WW_5f_CharLFO6LVL1" style:display-name="WW_CharLFO6LVL1" style:family="text">
      <style:text-properties fo:color="#4f81bd" style:font-name="Symbol" style:font-name-complex="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Symbol"/>
    </style:style>
    <style:style style:name="WW_5f_CharLFO12LVL3" style:display-name="WW_CharLFO12LVL3" style:family="text">
      <style:text-properties style:font-name="Courier New"/>
    </style:style>
    <style:style style:name="WW_5f_CharLFO12LVL4" style:display-name="WW_CharLFO12LVL4" style:family="text">
      <style:text-properties style:font-name="Wingdings"/>
    </style:style>
    <style:style style:name="WW_5f_CharLFO12LVL5" style:display-name="WW_CharLFO12LVL5" style:family="text">
      <style:text-properties style:font-name="Wingdings"/>
    </style:style>
    <style:style style:name="WW_5f_CharLFO12LVL6" style:display-name="WW_CharLFO12LVL6" style:family="text">
      <style:text-properties style:font-name="Symbol"/>
    </style:style>
    <style:style style:name="WW_5f_CharLFO12LVL7" style:display-name="WW_CharLFO12LVL7" style:family="text">
      <style:text-properties style:font-name="Courier New"/>
    </style:style>
    <style:style style:name="WW_5f_CharLFO12LVL8" style:display-name="WW_CharLFO12LVL8" style:family="text">
      <style:text-properties style:font-name="Wingdings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fo:color="#4f81bd" style:font-name="Cambria"/>
    </style:style>
    <style:style style:name="WW_5f_CharLFO13LVL2" style:display-name="WW_CharLFO13LVL2" style:family="text">
      <style:text-properties fo:color="#4f81bd" style:font-name="Cambria"/>
    </style:style>
    <style:style style:name="WW_5f_CharLFO14LVL1" style:display-name="WW_CharLFO14LVL1" style:family="text">
      <style:text-properties fo:color="#4f81bd" style:font-name="Cambria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1.26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P4" style:family="paragraph" style:parent-style-name="Normal">
      <style:text-properties style:font-name="Liberation Serif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2">Cuaderno de prácticas de Arquitectura de Computadores, Grado en Ingeniería Informática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2"><text:line-break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3</text:page-number></text:span></text:p>
        <text:p text:style-name="Normal"/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4</text:page-number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p>
        <text:p text:style-name="MP4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meta:initial-creator>Luis Javier Herrera</meta:initial-creator>
    <meta:creation-date>2014-03-12T15:56:00Z</meta:creation-date>
    <dc:date>2018-02-12T12:49:53.50</dc:date>
    <meta:print-date>1601-01-01T00:00:00Z</meta:print-date>
    <meta:editing-cycles>33</meta:editing-cycles>
    <meta:editing-duration>PT16H14M12S</meta:editing-duration>
    <dc:creator>María López Salas</dc:creator>
    <meta:document-statistic meta:table-count="11" meta:image-count="0" meta:object-count="1" meta:page-count="4" meta:paragraph-count="85" meta:word-count="1346" meta:character-count="8712"/>
    <meta:template xlink:type="simple" xlink:actuate="onRequest" xlink:title="" xlink:href="../BP2_Apellido1Apellido2Nombre_Y.odt/Normal.dotm"/>
  </office:meta>
</office:document-meta>
</file>